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4000000040875B3F4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2.5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3" style:family="graphic" style:parent-style-name="objectwithoutfill">
      <style:graphic-properties svg:stroke-width="0.051cm" draw:marker-start-width="0.355cm" draw:marker-end="Symmetric_20_Arrow" draw:marker-end-width="0.305cm" draw:fill="none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119cm"/>
    </style:style>
    <style:style style:name="P1" style:family="paragraph">
      <style:paragraph-properties style:line-height-at-least="0.353cm" fo:text-align="center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style:line-height-at-least="0.353cm" fo:text-align="center"/>
      <style:text-properties fo:color="#000000" fo:font-family="Courier" style:font-family-generic="modern" style:font-pitch="variable" fo:font-size="10pt" fo:font-weight="bold" style:letter-kerning="true" style:font-family-asian="'American Typewriter'" style:font-family-generic-asian="modern" style:font-pitch-asian="variable" style:font-size-asian="10pt" style:font-weight-asian="bold" style:font-family-complex="'American Typewriter'" style:font-family-generic-complex="modern" style:font-pitch-complex="variable" style:font-size-complex="10pt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text-properties fo:font-family="Courier" style:font-family-generic="modern" style:font-pitch="variable" fo:font-size="10pt" style:font-size-asian="10pt" style:font-size-complex="10pt"/>
    </style:style>
    <style:style style:name="T1" style:family="text">
      <style:text-properties fo:color="#000000" style:text-outline="false" style:text-line-through-style="none" fo:font-family="Courier" style:font-family-generic="modern" style:font-pitch="variable" fo:font-size="10pt" fo:font-style="normal" fo:text-shadow="none" style:text-underline-style="none" fo:font-weight="bold" style:letter-kerning="true" style:font-family-asian="'American Typewriter'" style:font-family-generic-asian="modern" style:font-pitch-asian="variable" style:font-size-asian="10pt" style:font-style-asian="normal" style:font-weight-asian="bold" style:font-family-complex="'American Typewriter'" style:font-family-generic-complex="modern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Courier" style:font-family-generic="moder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051cm" svg:height="0.607cm" svg:x="2.564cm" svg:y="0.75cm">
          <draw:text-box>
            <text:p text:style-name="P1"><text:span text:style-name="T1"><text:s/></text:span><text:span text:style-name="T1">δ = (O, N) </text:span></text:p>
          </draw:text-box>
        </draw:frame>
        <draw:frame draw:style-name="gr2" draw:text-style-name="P3" draw:layer="layout" svg:width="2.005cm" svg:height="0.645cm" svg:x="0.252cm" svg:y="0.051cm">
          <draw:text-box>
            <text:p><text:span text:style-name="T2">snapshot</text:span></text:p>
          </draw:text-box>
        </draw:frame>
        <draw:frame draw:style-name="gr2" draw:text-style-name="P3" draw:layer="layout" svg:width="2.12cm" svg:height="0.645cm" svg:x="6.192cm" svg:y="0.052cm">
          <draw:text-box>
            <text:p><text:span text:style-name="T2">new state</text:span></text:p>
          </draw:text-box>
        </draw:frame>
        <draw:connector draw:style-name="gr3" draw:text-style-name="P4" draw:layer="layout" draw:type="line" svg:x1="1.973cm" svg:y1="1.429cm" svg:x2="6.533cm" svg:y2="1.404cm" draw:start-shape="id1" draw:end-shape="id2" draw:end-glue-point="3" svg:d="M1973 1429l4560-25">
          <text:p/>
        </draw:connector>
        <draw:frame draw:style-name="gr4" draw:text-style-name="P4" xml:id="id1" draw:id="id1" draw:layer="layout" svg:width="1.438cm" svg:height="1.438cm" svg:x="0.535cm" svg:y="0.71cm">
          <draw:image xlink:href="Pictures/100002010000004000000040875B3F4F.png" xlink:type="simple" xlink:show="embed" xlink:actuate="onLoad">
            <text:p/>
          </draw:image>
        </draw:frame>
        <draw:frame draw:style-name="gr4" draw:text-style-name="P4" xml:id="id2" draw:id="id2" draw:layer="layout" svg:width="1.438cm" svg:height="1.438cm" svg:x="6.533cm" svg:y="0.685cm">
          <draw:image xlink:href="Pictures/100002010000004000000040875B3F4F.png" xlink:type="simple" xlink:show="embed" xlink:actuate="onLoad">
            <text:p/>
          </draw:image>
        </draw:frame>
        <draw:frame draw:style-name="gr5" draw:text-style-name="P5" draw:layer="layout" svg:width="4.317cm" svg:height="0.607cm" svg:x="1.957cm" svg:y="1.487cm">
          <draw:text-box>
            <text:p><text:span text:style-name="T3">SUT.changesTheDB()</text:span></text:p>
          </draw:text-box>
        </draw:frame>
        <draw:frame draw:style-name="gr6" draw:text-style-name="P5" draw:layer="layout" svg:width="2.407cm" svg:height="0.607cm" svg:x="0.051cm" svg:y="2.212cm">
          <draw:text-box>
            <text:p><text:span text:style-name="T3">S = U + O</text:span></text:p>
          </draw:text-box>
        </draw:frame>
        <draw:frame draw:style-name="gr7" draw:text-style-name="P5" draw:layer="layout" svg:width="2.619cm" svg:height="0.607cm" svg:x="5.943cm" svg:y="2.187cm">
          <draw:text-box>
            <text:p><text:span text:style-name="T3">S' = U + 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636cm" fo:page-height="2.8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uardo Marques</meta:initial-creator>
    <meta:creation-date>2016-04-09T10:27:25</meta:creation-date>
    <dc:date>2016-04-18T21:18:31</dc:date>
    <dc:creator>Eduardo Marques</dc:creator>
    <meta:editing-duration>PT26M53S</meta:editing-duration>
    <meta:editing-cycles>3</meta:editing-cycles>
    <meta:generator>OpenOffice/4.1.1$Unix OpenOffice.org_project/411m6$Build-9775</meta:generator>
    <meta:document-statistic meta:object-count="9"/>
  </office:meta>
</office:document-meta>
</file>